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30pt" style:font-size-asian="30pt" style:font-size-complex="30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break-before="pag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8pt" style:font-size-asian="18pt" style:font-size-complex="18pt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.5in" style:auto-text-indent="false" fo:break-before="pag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1in" fo:margin-right="0in" fo:margin-top="0in" fo:margin-bottom="0in" loext:contextual-spacing="false" fo:text-indent="0.5in" style:auto-text-indent="false"/>
    </style:style>
    <style:style style:name="P14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5in" fo:margin-right="0in" fo:margin-top="0in" fo:margin-bottom="0in" loext:contextual-spacing="false" fo:text-indent="0in" style:auto-text-indent="false"/>
    </style:style>
    <style:style style:name="P17" style:family="paragraph" style:parent-style-name="Standard">
      <style:paragraph-properties fo:margin-left="1.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stalation Guide</text:span></text:p>
      <text:p text:style-name="P2"/>
      <text:p text:style-name="P2"/>
      <text:list xml:id="list137164958164979710" text:style-name="WWNum1">
        <text:list-item>
          <text:p text:style-name="P5"><text:span text:style-name="T2">Setting up environment</text:span></text:p>
        </text:list-item>
      </text:list>
      <text:p text:style-name="P8"/>
      <text:p text:style-name="P8"/>
      <text:list xml:id="list6298821452824436458" text:style-name="WWNum2">
        <text:list-item>
          <text:p text:style-name="P9"><text:span text:style-name="T3">Desktop app</text:span></text:p>
        </text:list-item>
      </text:list>
      <text:p text:style-name="P1"><text:span text:style-name="T4"><text:tab/><text:tab/></text:span></text:p>
      <text:p text:style-name="P11"/>
      <text:p text:style-name="P10"><text:span text:style-name="T4">Intellij </text:span></text:p>
      <text:p text:style-name="P11"/>
      <text:p text:style-name="P13"><text:span text:style-name="T4">Download Intellij unlimate from jetbrains.com</text:span></text:p>
      <text:p text:style-name="P13"><text:span text:style-name="T4">Run .exe file and process installation</text:span></text:p>
      <text:p text:style-name="P13"><text:span text:style-name="T4">Create account on jetbrains.com</text:span></text:p>
      <text:p text:style-name="P13"><text:span text:style-name="T4">Run Intellij and login with your account</text:span></text:p>
      <text:p text:style-name="P15"/>
      <text:p text:style-name="P15"/>
      <text:p text:style-name="P14"><text:span text:style-name="T4">Java jdk</text:span></text:p>
      <text:p text:style-name="P15"/>
      <text:p text:style-name="P14"><text:span text:style-name="T4"><text:tab/>Download Java developer kit <text:s/>version &gt; 8 from oracle.com</text:span></text:p>
      <text:p text:style-name="P14"><text:soft-page-break/><text:span text:style-name="T4"><text:tab/>Install jdk from .exe file</text:span></text:p>
      <text:p text:style-name="P16"><text:span text:style-name="T4">On linux systems install through command line, and set up system variables to your jdk if needed</text:span></text:p>
      <text:p text:style-name="P18"><text:span text:style-name="T4"><text:tab/><text:tab/></text:span></text:p>
      <text:p text:style-name="P11"/>
      <text:p text:style-name="P10"><text:span text:style-name="T4">Tomcat</text:span></text:p>
      <text:p text:style-name="P11"/>
      <text:p text:style-name="P18"><text:span text:style-name="T4"><text:tab/><text:tab/><text:tab/>Download tomcat version &gt; 8 from </text:span><text:a xlink:type="simple" xlink:href="http://tomcat.apache.org/" text:style-name="Internet_20_link" text:visited-style-name="Visited_20_Internet_20_Link"><text:span text:style-name="T5">http://tomcat.apache.org/</text:span></text:a></text:p>
      <text:p text:style-name="P18"><text:span text:style-name="T4"><text:tab/><text:tab/><text:tab/>Unzip file</text:span></text:p>
      <text:p text:style-name="P18"><text:span text:style-name="T4"><text:tab/><text:tab/></text:span></text:p>
      <text:p text:style-name="P11"/>
      <text:p text:style-name="P11"/>
      <text:p text:style-name="P11"/>
      <text:p text:style-name="P11"/>
      <text:p text:style-name="P10"><text:span text:style-name="T4">pgAdmin</text:span></text:p>
      <text:p text:style-name="P11"/>
      <text:p text:style-name="P10"><text:span text:style-name="T4"><text:tab/>Download pgAdmin v4.x from </text:span><text:a xlink:type="simple" xlink:href="http://www.pgadmin.org" text:style-name="Internet_20_link" text:visited-style-name="Visited_20_Internet_20_Link"><text:span text:style-name="T5">www.pgadmin.org</text:span></text:a></text:p>
      <text:p text:style-name="P10"><text:span text:style-name="T4"><text:tab/>Add project database Server-&gt; Add</text:span></text:p>
      <text:p text:style-name="P10"><text:span text:style-name="T4"><text:tab/>Host: ec2-46-51-174-85.eu-west-1.compute.amazonaws.com</text:span></text:p>
      <text:p text:style-name="P10"><text:span text:style-name="T4"><text:s/><text:tab/>Database: d8r4p0ip336t9f</text:span></text:p>
      <text:p text:style-name="P13"><text:span text:style-name="T4">User: ghygigmekhfnjc</text:span></text:p>
      <text:p text:style-name="P13"><text:span text:style-name="T4">Port: 5432</text:span></text:p>
      <text:p text:style-name="P13"><text:soft-page-break/><text:span text:style-name="T4">Password: 4223b1522035e1b373f5578ed5c0d4e669b3-</text:span></text:p>
      <text:p text:style-name="P16"><text:span text:style-name="T4">fe381cc8d6d009dec26a7a4d2678</text:span></text:p>
      <text:p text:style-name="P17"/>
      <text:p text:style-name="P18"><text:span text:style-name="T4"><text:tab/><text:tab/></text:span></text:p>
      <text:p text:style-name="P10"><text:span text:style-name="T4">Git</text:span></text:p>
      <text:p text:style-name="P18"><text:span text:style-name="T4"><text:tab/><text:tab/><text:tab/>Download git from git-scm.com</text:span></text:p>
      <text:p text:style-name="P18"><text:span text:style-name="T4"><text:tab/><text:tab/><text:tab/>Install .exe file</text:span></text:p>
      <text:p text:style-name="P19"/>
      <text:p text:style-name="P3"/>
      <text:p text:style-name="P7"><text:span text:style-name="T3">2.Android app</text:span></text:p>
      <text:p text:style-name="P1"><text:span text:style-name="T4"><text:tab/><text:tab/></text:span></text:p>
      <text:p text:style-name="P1"><text:span text:style-name="T4"><text:tab/><text:tab/></text:span></text:p>
      <text:p text:style-name="P10"><text:span text:style-name="T4">Android studio</text:span></text:p>
      <text:p text:style-name="P3"/>
      <text:p text:style-name="P1"><text:span text:style-name="T4"><text:tab/><text:tab/><text:tab/>Download Android studio v3 from developer.android.com/studio</text:span></text:p>
      <text:p text:style-name="P1"><text:span text:style-name="T4"><text:tab/><text:tab/><text:tab/>Install from .exe file</text:span></text:p>
      <text:p text:style-name="P1"><text:span text:style-name="T4"><text:tab/><text:tab/><text:tab/>Run application and login with your jetbrains account</text:span></text:p>
      <text:p text:style-name="P1"><text:span text:style-name="T4"><text:tab/><text:tab/><text:tab/></text:span></text:p>
      <text:p text:style-name="P3"/>
      <text:p text:style-name="P11"/>
      <text:p text:style-name="P11"/>
      <text:p text:style-name="P12"/>
      <text:list xml:id="list143715623771778" text:continue-list="list137164958164979710" text:style-name="WWNum1">
        <text:list-item>
          <text:p text:style-name="P5"><text:span text:style-name="T2">Opening our project</text:span><text:span text:style-name="T4"><text:tab/></text:span></text:p>
        </text:list-item>
      </text:list>
      <text:p text:style-name="P11"/>
      <text:p text:style-name="P10"><text:span text:style-name="T4">1. Desktop app</text:span></text:p>
      <text:p text:style-name="P10"><text:span text:style-name="T4"><text:tab/>Open Intellij Ultimate</text:span></text:p>
      <text:p text:style-name="P10"><text:span text:style-name="T4"><text:tab/>Click import from control version GIT/SVN</text:span></text:p>
      <text:p text:style-name="P10"><text:span text:style-name="T4"><text:tab/>Repo : github.com/lopl233/IndywidualProject</text:span></text:p>
      <text:p text:style-name="P10"><text:span text:style-name="T4"><text:tab/>Select import as maven</text:span></text:p>
      <text:p text:style-name="P10"><text:span text:style-name="T4"><text:tab/>Wait, till Intellij will stop dealing with tasks</text:span></text:p>
      <text:p text:style-name="P10"><text:span text:style-name="T4"><text:tab/>Add new run configuration</text:span></text:p>
      <text:p text:style-name="P10"><text:span text:style-name="T4"><text:tab/>type: Tomacat local server</text:span></text:p>
      <text:p text:style-name="P10"><text:span text:style-name="T4"><text:tab/>Point our unziped tomcat folder as tomcat directory</text:span></text:p>
      <text:p text:style-name="P10"><text:span text:style-name="T4"><text:tab/>Red light bulb will show that no war files are linked </text:span></text:p>
      <text:p text:style-name="P10"><text:span text:style-name="T4"><text:tab/>Click at this bulb and add suggested .war files</text:span></text:p>
      <text:p text:style-name="P10"><text:span text:style-name="T4"><text:tab/>Run added configuration</text:span></text:p>
      <text:p text:style-name="P10"><text:span text:style-name="T4"><text:tab/>Wait few seconds and app will open in new browser tab</text:span></text:p>
      <text:p text:style-name="P11"/>
      <text:p text:style-name="P10"><text:span text:style-name="T4">2. Android app</text:span></text:p>
      <text:p text:style-name="P10"><text:span text:style-name="T4"><text:tab/>Open android studio </text:span></text:p>
      <text:p text:style-name="P13"><text:span text:style-name="T4">Click import from control version GIT/SVN</text:span></text:p>
      <text:p text:style-name="P10"><text:span text:style-name="T4"><text:tab/>Repo : github.com/lopl233/IndywidualProject</text:span></text:p>
      <text:p text:style-name="P10"><text:soft-page-break/><text:span text:style-name="T4"><text:tab/>Import as gradle project</text:span></text:p>
      <text:p text:style-name="P10"><text:span text:style-name="T4"><text:tab/>Wait, till android studio will stop dealing with tasks</text:span></text:p>
      <text:p text:style-name="P13"><text:span text:style-name="T4">Add new run configuration</text:span></text:p>
      <text:p text:style-name="P16"><text:span text:style-name="T4">Select smartwatch category and then download any emulator with at least android 8.0</text:span></text:p>
      <text:p text:style-name="P16"><text:span text:style-name="T4">After process is done you can run android application with run button</text:span></text:p>
      <text:p text:style-name="P16"><text:span text:style-name="T4">Turning on android emulator takes a while, but after done once, you don’t have to turn it off, and running app will be much more faster</text:span></text:p>
      <text:p text:style-name="P17"/>
      <text:p text:style-name="P17"/>
      <text:list xml:id="list143716456611368" text:continue-numbering="true" text:style-name="WWNum1">
        <text:list-item>
          <text:p text:style-name="P6"><text:span text:style-name="T2">Deploy web application to remote server</text:span></text:p>
        </text:list-item>
      </text:list>
      <text:p text:style-name="P1"><text:span text:style-name="T4"><text:tab/><text:tab/></text:span></text:p>
      <text:p text:style-name="P3"/>
      <text:p text:style-name="P10"><text:span text:style-name="T4">Download Heroku CLI from devcenter.heroku.com</text:span></text:p>
      <text:p text:style-name="P1"><text:span text:style-name="T4"><text:tab/><text:tab/>Install from .exe file</text:span></text:p>
      <text:p text:style-name="P1"><text:span text:style-name="T4"><text:tab/><text:tab/>Create account on heroku.com</text:span></text:p>
      <text:p text:style-name="P1"><text:span text:style-name="T4"><text:tab/><text:tab/>Login and create new project on heroku.com</text:span></text:p>
      <text:p text:style-name="P1"><text:span text:style-name="T4"><text:tab/><text:tab/>Open command line</text:span></text:p>
      <text:p text:style-name="P1"><text:span text:style-name="T4"><text:tab/><text:tab/>Move to your project directory</text:span></text:p>
      <text:p text:style-name="P1"><text:span text:style-name="T4"><text:tab/><text:tab/>Go to/ target</text:span></text:p>
      <text:p text:style-name="P1"><text:span text:style-name="T4"><text:tab/><text:tab/>Execute following commands</text:span></text:p>
      <text:p text:style-name="P1"><text:span text:style-name="T4"><text:tab/><text:tab/><text:tab/>heroku login</text:span></text:p>
      <text:p text:style-name="P1"><text:span text:style-name="T4"><text:tab/><text:tab/><text:tab/>heroku plugins:install heroku-cli-deploy</text:span></text:p>
      <text:p text:style-name="P1"><text:span text:style-name="T4"><text:tab/><text:tab/><text:tab/>heroku war:deploy &lt;path_to_war_file&gt; --app &lt;app_name&gt;</text:span></text:p>
      <text:p text:style-name="P1"><text:span text:style-name="T4"><text:tab/><text:tab/>where app_name is name of your application in heroku account</text:span></text:p>
      <text:p text:style-name="P1"><text:span text:style-name="T4"><text:tab/><text:tab/>and path_to_war_file is just a .war file name</text:span></text:p>
      <text:p text:style-name="P14"><text:span text:style-name="T4">You can check that by simply listing all files in directory using dir comm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9" meta:word-count="375" meta:character-count="2591" meta:non-whitespace-character-count="2199"/>
    <meta:generator>LibreOfficeDev/5.1.0.3$Linux_X86_64 LibreOffice_project/</meta:generator>
  </office:meta>
</office:document-meta>
</file>